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7.0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8.4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63157894736842" calcext:value-type="percentage">
            <text:p>2.6%</text:p>
          </table:table-cell>
          <table:table-cell table:formula="of:=1-(([.$C$3]-[.$C$2]*[.$C8])/[.$C$3])^[.E$5]" office:value-type="percentage" office:value="0.147864291442964" calcext:value-type="percentage">
            <text:p>14.8%</text:p>
          </table:table-cell>
          <table:table-cell table:formula="of:=1-(([.$C$3]-[.$C$2]*[.$C8])/[.$C$3])^[.F$5]" office:value-type="percentage" office:value="0.234083766389836" calcext:value-type="percentage">
            <text:p>23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526315789473685" calcext:value-type="percentage">
            <text:p>5.3%</text:p>
          </table:table-cell>
          <table:table-cell table:formula="of:=1-(([.$C$3]-[.$C$2]*[.$C9])/[.$C$3])^[.E$5]" office:value-type="percentage" office:value="0.277041405601481" calcext:value-type="percentage">
            <text:p>27.7%</text:p>
          </table:table-cell>
          <table:table-cell table:formula="of:=1-(([.$C$3]-[.$C$2]*[.$C9])/[.$C$3])^[.F$5]" office:value-type="percentage" office:value="0.417643346770061" calcext:value-type="percentage">
            <text:p>41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789473684210527" calcext:value-type="percentage">
            <text:p>7.9%</text:p>
          </table:table-cell>
          <table:table-cell table:formula="of:=1-(([.$C$3]-[.$C$2]*[.$C10])/[.$C$3])^[.E$5]" office:value-type="percentage" office:value="0.389470453521213" calcext:value-type="percentage">
            <text:p>38.9%</text:p>
          </table:table-cell>
          <table:table-cell table:formula="of:=1-(([.$C$3]-[.$C$2]*[.$C10])/[.$C$3])^[.F$5]" office:value-type="percentage" office:value="0.560615758068188" calcext:value-type="percentage">
            <text:p>56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105263157894737" calcext:value-type="percentage">
            <text:p>10.5%</text:p>
          </table:table-cell>
          <table:table-cell table:formula="of:=1-(([.$C$3]-[.$C$2]*[.$C11])/[.$C$3])^[.E$5]" office:value-type="percentage" office:value="0.486935551275998" calcext:value-type="percentage">
            <text:p>48.7%</text:p>
          </table:table-cell>
          <table:table-cell table:formula="of:=1-(([.$C$3]-[.$C$2]*[.$C11])/[.$C$3])^[.F$5]" office:value-type="percentage" office:value="0.671183801368334" calcext:value-type="percentage">
            <text:p>67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31578947368421" calcext:value-type="percentage">
            <text:p>13.2%</text:p>
          </table:table-cell>
          <table:table-cell table:formula="of:=1-(([.$C$3]-[.$C$2]*[.$C12])/[.$C$3])^[.E$5]" office:value-type="percentage" office:value="0.571074309021336" calcext:value-type="percentage">
            <text:p>57.1%</text:p>
          </table:table-cell>
          <table:table-cell table:formula="of:=1-(([.$C$3]-[.$C$2]*[.$C12])/[.$C$3])^[.F$5]" office:value-type="percentage" office:value="0.756048533826519" calcext:value-type="percentage">
            <text:p>75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57894736842105" calcext:value-type="percentage">
            <text:p>15.8%</text:p>
          </table:table-cell>
          <table:table-cell table:formula="of:=1-(([.$C$3]-[.$C$2]*[.$C13])/[.$C$3])^[.E$5]" office:value-type="percentage" office:value="0.643386080919603" calcext:value-type="percentage">
            <text:p>64.3%</text:p>
          </table:table-cell>
          <table:table-cell table:formula="of:=1-(([.$C$3]-[.$C$2]*[.$C13])/[.$C$3])^[.F$5]" office:value-type="percentage" office:value="0.820665512075161" calcext:value-type="percentage">
            <text:p>82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8421052631579" calcext:value-type="percentage">
            <text:p>18.4%</text:p>
          </table:table-cell>
          <table:table-cell table:formula="of:=1-(([.$C$3]-[.$C$2]*[.$C14])/[.$C$3])^[.E$5]" office:value-type="percentage" office:value="0.705239975937001" calcext:value-type="percentage">
            <text:p>70.5%</text:p>
          </table:table-cell>
          <table:table-cell table:formula="of:=1-(([.$C$3]-[.$C$2]*[.$C14])/[.$C$3])^[.F$5]" office:value-type="percentage" office:value="0.869448768721712" calcext:value-type="percentage">
            <text:p>86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210526315789474" calcext:value-type="percentage">
            <text:p>21.1%</text:p>
          </table:table-cell>
          <table:table-cell table:formula="of:=1-(([.$C$3]-[.$C$2]*[.$C15])/[.$C$3])^[.E$5]" office:value-type="percentage" office:value="0.757882629512241" calcext:value-type="percentage">
            <text:p>75.8%</text:p>
          </table:table-cell>
          <table:table-cell table:formula="of:=1-(([.$C$3]-[.$C$2]*[.$C15])/[.$C$3])^[.F$5]" office:value-type="percentage" office:value="0.905946149270319" calcext:value-type="percentage">
            <text:p>9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236842105263158" calcext:value-type="percentage">
            <text:p>23.7%</text:p>
          </table:table-cell>
          <table:table-cell table:formula="of:=1-(([.$C$3]-[.$C$2]*[.$C16])/[.$C$3])^[.E$5]" office:value-type="percentage" office:value="0.80244573609696" calcext:value-type="percentage">
            <text:p>80.2%</text:p>
          </table:table-cell>
          <table:table-cell table:formula="of:=1-(([.$C$3]-[.$C$2]*[.$C16])/[.$C$3])^[.F$5]" office:value-type="percentage" office:value="0.932989321882311" calcext:value-type="percentage">
            <text:p>93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63157894736842" calcext:value-type="percentage">
            <text:p>26.3%</text:p>
          </table:table-cell>
          <table:table-cell table:formula="of:=1-(([.$C$3]-[.$C$2]*[.$C17])/[.$C$3])^[.E$5]" office:value-type="percentage" office:value="0.839953342567865" calcext:value-type="percentage">
            <text:p>84.0%</text:p>
          </table:table-cell>
          <table:table-cell table:formula="of:=1-(([.$C$3]-[.$C$2]*[.$C17])/[.$C$3])^[.F$5]" office:value-type="percentage" office:value="0.952821476263128" calcext:value-type="percentage">
            <text:p>95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89473684210526" calcext:value-type="percentage">
            <text:p>28.9%</text:p>
          </table:table-cell>
          <table:table-cell table:formula="of:=1-(([.$C$3]-[.$C$2]*[.$C18])/[.$C$3])^[.E$5]" office:value-type="percentage" office:value="0.871328902510615" calcext:value-type="percentage">
            <text:p>87.1%</text:p>
          </table:table-cell>
          <table:table-cell table:formula="of:=1-(([.$C$3]-[.$C$2]*[.$C18])/[.$C$3])^[.F$5]" office:value-type="percentage" office:value="0.967205450042176" calcext:value-type="percentage">
            <text:p>96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31578947368421" calcext:value-type="percentage">
            <text:p>31.6%</text:p>
          </table:table-cell>
          <table:table-cell table:formula="of:=1-(([.$C$3]-[.$C$2]*[.$C19])/[.$C$3])^[.E$5]" office:value-type="percentage" office:value="0.897402091375438" calcext:value-type="percentage">
            <text:p>89.7%</text:p>
          </table:table-cell>
          <table:table-cell table:formula="of:=1-(([.$C$3]-[.$C$2]*[.$C19])/[.$C$3])^[.F$5]" office:value-type="percentage" office:value="0.977514760719868" calcext:value-type="percentage">
            <text:p>97.8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342105263157895" calcext:value-type="percentage">
            <text:p>34.2%</text:p>
          </table:table-cell>
          <table:table-cell table:formula="of:=1-(([.$C$3]-[.$C$2]*[.$C20])/[.$C$3])^[.E$5]" office:value-type="percentage" office:value="0.918915382504475" calcext:value-type="percentage">
            <text:p>91.9%</text:p>
          </table:table-cell>
          <table:table-cell table:formula="of:=1-(([.$C$3]-[.$C$2]*[.$C20])/[.$C$3])^[.F$5]" office:value-type="percentage" office:value="0.984809778014868" calcext:value-type="percentage">
            <text:p>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368421052631579" calcext:value-type="percentage">
            <text:p>36.8%</text:p>
          </table:table-cell>
          <table:table-cell table:formula="of:=1-(([.$C$3]-[.$C$2]*[.$C21])/[.$C$3])^[.E$5]" office:value-type="percentage" office:value="0.936530384030857" calcext:value-type="percentage">
            <text:p>93.7%</text:p>
          </table:table-cell>
          <table:table-cell table:formula="of:=1-(([.$C$3]-[.$C$2]*[.$C21])/[.$C$3])^[.F$5]" office:value-type="percentage" office:value="0.989901044676329" calcext:value-type="percentage">
            <text:p>9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94736842105263" calcext:value-type="percentage">
            <text:p>39.5%</text:p>
          </table:table-cell>
          <table:table-cell table:formula="of:=1-(([.$C$3]-[.$C$2]*[.$C22])/[.$C$3])^[.E$5]" office:value-type="percentage" office:value="0.950833936649523" calcext:value-type="percentage">
            <text:p>95.1%</text:p>
          </table:table-cell>
          <table:table-cell table:formula="of:=1-(([.$C$3]-[.$C$2]*[.$C22])/[.$C$3])^[.F$5]" office:value-type="percentage" office:value="0.993401542952565" calcext:value-type="percentage">
            <text:p>99.3%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0:12:42.31271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1-30T10:11:07.914388101</dc:date>
    <meta:editing-duration>PT1H5M37S</meta:editing-duration>
    <meta:editing-cycles>56</meta:editing-cycles>
    <meta:generator>LibreOffice/5.2.3.3$Linux_X86_64 LibreOffice_project/20m0$Build-3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147864291442964">
                <text:p>0.147864291442964</text:p>
              </table:table-cell>
              <table:table-cell office:value-type="float" office:value="0.234083766389836">
                <text:p>0.2340837663898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277041405601481">
                <text:p>0.277041405601481</text:p>
              </table:table-cell>
              <table:table-cell office:value-type="float" office:value="0.417643346770061">
                <text:p>0.417643346770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89473684210527">
                <text:p>0.0789473684210527</text:p>
              </table:table-cell>
              <table:table-cell office:value-type="float" office:value="0.389470453521213">
                <text:p>0.389470453521213</text:p>
              </table:table-cell>
              <table:table-cell office:value-type="float" office:value="0.560615758068188">
                <text:p>0.560615758068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86935551275998">
                <text:p>0.486935551275998</text:p>
              </table:table-cell>
              <table:table-cell office:value-type="float" office:value="0.671183801368334">
                <text:p>0.671183801368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571074309021336">
                <text:p>0.571074309021336</text:p>
              </table:table-cell>
              <table:table-cell office:value-type="float" office:value="0.756048533826519">
                <text:p>0.756048533826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20665512075161">
                <text:p>0.8206655120751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.705239975937001">
                <text:p>0.705239975937001</text:p>
              </table:table-cell>
              <table:table-cell office:value-type="float" office:value="0.869448768721712">
                <text:p>0.86944876872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05946149270319">
                <text:p>0.9059461492703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32989321882311">
                <text:p>0.932989321882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839953342567865">
                <text:p>0.839953342567865</text:p>
              </table:table-cell>
              <table:table-cell office:value-type="float" office:value="0.952821476263128">
                <text:p>0.9528214762631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871328902510615">
                <text:p>0.871328902510615</text:p>
              </table:table-cell>
              <table:table-cell office:value-type="float" office:value="0.967205450042176">
                <text:p>0.967205450042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918915382504475">
                <text:p>0.918915382504475</text:p>
              </table:table-cell>
              <table:table-cell office:value-type="float" office:value="0.984809778014868">
                <text:p>0.9848097780148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936530384030857">
                <text:p>0.936530384030857</text:p>
              </table:table-cell>
              <table:table-cell office:value-type="float" office:value="0.989901044676329">
                <text:p>0.989901044676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950833936649523">
                <text:p>0.950833936649523</text:p>
              </table:table-cell>
              <table:table-cell office:value-type="float" office:value="0.993401542952565">
                <text:p>0.993401542952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